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b2b2b2" fo:border="0.06pt solid #000000"/>
    </style:style>
    <style:style style:name="ce5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cccccc" fo:border="0.06pt solid #000000"/>
    </style:style>
    <style:style style:name="ce8" style:family="table-cell" style:parent-style-name="Default">
      <style:table-cell-properties fo:background-color="#dddddd"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6666" fo:border="0.06pt solid #000000"/>
    </style:style>
    <style:style style:name="ce12" style:family="table-cell" style:parent-style-name="Default">
      <style:table-cell-properties fo:background-color="#9999ff" fo:border="0.06pt solid #000000"/>
    </style:style>
    <style:style style:name="ce13" style:family="table-cell" style:parent-style-name="Default">
      <style:table-cell-properties fo:background-color="#99ff99" fo:border="0.06pt solid #000000"/>
    </style:style>
    <style:style style:name="ce14" style:family="table-cell" style:parent-style-name="Default">
      <style:table-cell-properties fo:background-color="#b2b2b2" fo:border="0.06pt solid #000000"/>
      <style:text-properties style:font-name="Liberation Serif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15" style:family="table-cell" style:parent-style-name="Default">
      <style:table-cell-properties fo:background-color="#cccccc" fo:border="0.06pt solid #000000"/>
      <style:text-properties style:font-name="Liberation Serif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16" style:family="table-cell" style:parent-style-name="Default">
      <style:table-cell-properties fo:background-color="#dddddd" fo:border="0.06pt solid #000000"/>
      <style:text-properties style:font-name="Liberation Serif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lighting</text:p>
          </table:table-cell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angle°</text:p>
          </table:table-cell>
          <table:table-cell table:style-name="ce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Measuring different distances under dim light and a right angl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office:value-type="string" calcext:value-type="string">
            <text:p>color</text:p>
          </table:table-cell>
          <table:table-cell table:style-name="ce2" office:value-type="string" calcext:value-type="string" table:number-columns-spanned="12" table:number-rows-spanned="1">
            <text:p>red</text:p>
          </table:table-cell>
          <table:covered-table-cell table:number-columns-repeated="3" table:style-name="ce1"/>
          <table:covered-table-cell table:number-columns-repeated="8" table:style-name="Default"/>
          <table:table-cell table:number-columns-repeated="1011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xel-nr.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0-1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-4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5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office:value-type="string" calcext:value-type="string">
            <text:p>color</text:p>
          </table:table-cell>
          <table:table-cell table:style-name="ce5" office:value-type="string" calcext:value-type="string" table:number-columns-spanned="12" table:number-rows-spanned="1">
            <text:p>blue</text:p>
          </table:table-cell>
          <table:covered-table-cell table:number-columns-repeated="3" table:style-name="ce1"/>
          <table:covered-table-cell table:number-columns-repeated="8" table:style-name="Default"/>
          <table:table-cell table:number-columns-repeated="1011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xel-nr.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0-1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-4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5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office:value-type="string" calcext:value-type="string">
            <text:p>color</text:p>
          </table:table-cell>
          <table:table-cell table:style-name="ce6" office:value-type="string" calcext:value-type="string" table:number-columns-spanned="12" table:number-rows-spanned="1">
            <text:p>green</text:p>
          </table:table-cell>
          <table:covered-table-cell table:number-columns-repeated="3" table:style-name="ce1"/>
          <table:covered-table-cell table:number-columns-repeated="8" table:style-name="Default"/>
          <table:table-cell table:number-columns-repeated="1011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xel-nr.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0-1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-4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5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</table:table>
      <table:table table:name="Sheet2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lighting</text:p>
          </table:table-cell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angle°</text:p>
          </table:table-cell>
          <table:table-cell table:style-name="ce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measuring different distances under very good lighting and a right angl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office:value-type="string" calcext:value-type="string">
            <text:p>color</text:p>
          </table:table-cell>
          <table:table-cell table:style-name="ce2" office:value-type="string" calcext:value-type="string" table:number-columns-spanned="12" table:number-rows-spanned="1">
            <text:p>red</text:p>
          </table:table-cell>
          <table:covered-table-cell table:number-columns-repeated="3" table:style-name="ce1"/>
          <table:covered-table-cell table:number-columns-repeated="8" table:style-name="Default"/>
          <table:table-cell table:number-columns-repeated="1011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xel-nr.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0-1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-40</text:p>
          </table:table-cell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5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office:value-type="string" calcext:value-type="string">
            <text:p>color</text:p>
          </table:table-cell>
          <table:table-cell table:style-name="ce5" office:value-type="string" calcext:value-type="string" table:number-columns-spanned="12" table:number-rows-spanned="1">
            <text:p>blue</text:p>
          </table:table-cell>
          <table:covered-table-cell table:number-columns-repeated="3" table:style-name="ce1"/>
          <table:covered-table-cell table:number-columns-repeated="8" table:style-name="Default"/>
          <table:table-cell table:number-columns-repeated="1011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xel-nr.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0-1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-4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50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office:value-type="string" calcext:value-type="string">
            <text:p>color</text:p>
          </table:table-cell>
          <table:table-cell table:style-name="ce6" office:value-type="string" calcext:value-type="string" table:number-columns-spanned="12" table:number-rows-spanned="1">
            <text:p>green</text:p>
          </table:table-cell>
          <table:covered-table-cell table:number-columns-repeated="3" table:style-name="ce1"/>
          <table:covered-table-cell table:number-columns-repeated="8" table:style-name="Default"/>
          <table:table-cell table:number-columns-repeated="1011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xel-nr.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0-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-4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5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</table:table>
      <table:table table:name="Sheet3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default-cell-style-name="ce4"/>
        <table:table-column table:style-name="co1" table:default-cell-style-name="ce7"/>
        <table:table-column table:style-name="co1" table:default-cell-style-name="ce8"/>
        <table:table-column table:style-name="co1" table:number-columns-repeated="1011" table:default-cell-style-name="Default"/>
        <table:table-row table:style-name="ro1">
          <table:table-cell office:value-type="string" calcext:value-type="string">
            <text:p>lighting</text:p>
          </table:table-cell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distance</text:p>
          </table:table-cell>
          <table:table-cell table:style-name="ce9" office:value-type="string" calcext:value-type="string">
            <text:p>10 cm</text:p>
          </table:table-cell>
          <table:table-cell table:style-name="Default"/>
          <table:table-cell table:style-name="Default" office:value-type="string" calcext:value-type="string">
            <text:p>measuring different angles under very good lighting and a fixed distance of 10cm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office:value-type="string" calcext:value-type="string">
            <text:p>color</text:p>
          </table:table-cell>
          <table:table-cell table:style-name="ce2" office:value-type="string" calcext:value-type="string" table:number-columns-spanned="12" table:number-rows-spanned="1">
            <text:p>red</text:p>
          </table:table-cell>
          <table:covered-table-cell table:number-columns-repeated="3" table:style-name="ce1"/>
          <table:covered-table-cell table:number-columns-repeated="8" table:style-name="Default"/>
          <table:table-cell table:number-columns-repeated="1011"/>
        </table:table-row>
        <table:table-row table:style-name="ro1">
          <table:table-cell office:value-type="string" calcext:value-type="string">
            <text:p>angle</text:p>
          </table:table-cell>
          <table:table-cell table:style-name="ce3" office:value-type="string" calcext:value-type="string" table:number-columns-spanned="3" table:number-rows-spanned="1">
            <text:p>80°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60°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45°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30°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xel-nr.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0-1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-40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50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 table:number-rows-repeated="3">
          <table:table-cell table:style-name="Default" table:number-columns-repeated="13"/>
          <table:table-cell table:number-columns-repeated="1011"/>
        </table:table-row>
        <table:table-row table:style-name="ro1">
          <table:table-cell office:value-type="string" calcext:value-type="string">
            <text:p>lighting</text:p>
          </table:table-cell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angle°</text:p>
          </table:table-cell>
          <table:table-cell table:style-name="ce1" office:value-type="float" office:value="90" calcext:value-type="float">
            <text:p>90</text:p>
          </table:table-cell>
          <table:table-cell table:style-name="Default"/>
          <table:table-cell table:style-name="Default" office:value-type="string" calcext:value-type="string">
            <text:p>measurements with a different e-puck under very good lighting and a right angl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office:value-type="string" calcext:value-type="string">
            <text:p>color</text:p>
          </table:table-cell>
          <table:table-cell table:style-name="ce2" office:value-type="string" calcext:value-type="string" table:number-columns-spanned="12" table:number-rows-spanned="1">
            <text:p>red</text:p>
          </table:table-cell>
          <table:covered-table-cell table:number-columns-repeated="3" table:style-name="ce1"/>
          <table:covered-table-cell table:number-columns-repeated="8" table:style-name="Default"/>
          <table:table-cell table:number-columns-repeated="1011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 table:style-name="Default"/>
          <table:table-cell table:number-columns-repeated="1011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xel-nr.</text:p>
          </table:table-cell>
          <table:table-cell table:style-name="Default" table:number-columns-repeated="12"/>
          <table:table-cell table:number-columns-repeated="1011"/>
        </table:table-row>
        <table:table-row table:style-name="ro1">
          <table:table-cell office:value-type="string" calcext:value-type="string">
            <text:p>0-1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2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-3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-4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0-5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0-6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</table:table>
      <table:table table:name="Sheet4" table:style-name="ta1">
        <table:shapes>
          <draw:frame draw:z-index="0" draw:style-name="gr1" draw:text-style-name="P1" svg:width="6.8484in" svg:height="2.7965in" svg:x="9.8331in" svg:y="0.3614in">
            <draw:object draw:notify-on-update-of-ranges="Sheet4.B13:Sheet4.M14 Sheet4.A16:Sheet4.A16 Sheet4.B16:Sheet4.M16 Sheet4.A17:Sheet4.A17 Sheet4.B17:Sheet4.M17 Sheet4.A18:Sheet4.A18 Sheet4.B18:Sheet4.M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8205in" svg:height="2.6909in" svg:x="9.8394in" svg:y="3.2173in">
            <draw:object draw:notify-on-update-of-ranges="Sheet4.J34:Sheet4.J34 Sheet4.B30:Sheet4.D30 Sheet4.P26:Sheet4.P26 Sheet4.E7:Sheet4.G7 Sheet4.P27:Sheet4.P27 Sheet4.E16:Sheet4.G16 Sheet4.P28:Sheet4.P28 Sheet4.E25:Sheet4.G25 Sheet4.B29:Sheet4.B29 Sheet4.B32:Sheet4.D32 Sheet4.E29:Sheet4.E29 Sheet4.E32:Sheet4.G32 Sheet4.H29:Sheet4.H29 Sheet4.H32:Sheet4.J32 Sheet4.K29:Sheet4.K29 Sheet4.K32:Sheet4.M3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ce10" office:value-type="string" calcext:value-type="string">
            <text:p>Results (tables)</text:p>
          </table:table-cell>
          <table:table-cell table:number-columns-repeated="13"/>
          <table:table-cell table:style-name="ce10" office:value-type="string" calcext:value-type="string">
            <text:p>Results (charts)</text:p>
          </table:table-cell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Camera values for different distances in dim light and a right angle (average over all 60 pixel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d</text:p>
          </table:table-cell>
          <table:table-cell table:style-name="ce14" table:formula="of:=ROUND(AVERAGE([Sheet1.B7:.B12]);3)" office:value-type="float" office:value="39" calcext:value-type="float">
            <text:p>39</text:p>
          </table:table-cell>
          <table:table-cell table:style-name="ce15" table:formula="of:=ROUND(AVERAGE([Sheet1.C7:.C12]);3)" office:value-type="float" office:value="17" calcext:value-type="float">
            <text:p>17</text:p>
          </table:table-cell>
          <table:table-cell table:style-name="ce16" table:formula="of:=ROUND(AVERAGE([Sheet1.D7:.D12]);3)" office:value-type="float" office:value="18.667" calcext:value-type="float">
            <text:p>18.667</text:p>
          </table:table-cell>
          <table:table-cell table:style-name="ce14" table:formula="of:=ROUND(AVERAGE([Sheet1.E7:.E12]);3)" office:value-type="float" office:value="35.5" calcext:value-type="float">
            <text:p>35.5</text:p>
          </table:table-cell>
          <table:table-cell table:style-name="ce15" table:formula="of:=ROUND(AVERAGE([Sheet1.F7:.F12]);3)" office:value-type="float" office:value="16" calcext:value-type="float">
            <text:p>16</text:p>
          </table:table-cell>
          <table:table-cell table:style-name="ce16" table:formula="of:=ROUND(AVERAGE([Sheet1.G7:.G12]);3)" office:value-type="float" office:value="18" calcext:value-type="float">
            <text:p>18</text:p>
          </table:table-cell>
          <table:table-cell table:style-name="ce14" table:formula="of:=ROUND(AVERAGE([Sheet1.H7:.H12]);3)" office:value-type="float" office:value="23.5" calcext:value-type="float">
            <text:p>23.5</text:p>
          </table:table-cell>
          <table:table-cell table:style-name="ce15" table:formula="of:=ROUND(AVERAGE([Sheet1.I7:.I12]);3)" office:value-type="float" office:value="12.5" calcext:value-type="float">
            <text:p>12.5</text:p>
          </table:table-cell>
          <table:table-cell table:style-name="ce16" table:formula="of:=ROUND(AVERAGE([Sheet1.J7:.J12]);3)" office:value-type="float" office:value="14" calcext:value-type="float">
            <text:p>14</text:p>
          </table:table-cell>
          <table:table-cell table:style-name="ce14" table:formula="of:=ROUND(AVERAGE([Sheet1.K7:.K12]);3)" office:value-type="float" office:value="20.5" calcext:value-type="float">
            <text:p>20.5</text:p>
          </table:table-cell>
          <table:table-cell table:style-name="ce15" table:formula="of:=ROUND(AVERAGE([Sheet1.L7:.L12]);3)" office:value-type="float" office:value="12.5" calcext:value-type="float">
            <text:p>12.5</text:p>
          </table:table-cell>
          <table:table-cell table:style-name="ce16" table:formula="of:=ROUND(AVERAGE([Sheet1.M7:.M12]);3)" office:value-type="float" office:value="14.6" calcext:value-type="float">
            <text:p>14.6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blue</text:p>
          </table:table-cell>
          <table:table-cell table:style-name="ce4" table:formula="of:=ROUND(AVERAGE([Sheet1.B18:.B23]);3)" office:value-type="float" office:value="20" calcext:value-type="float">
            <text:p>20</text:p>
          </table:table-cell>
          <table:table-cell table:style-name="ce7" table:formula="of:=ROUND(AVERAGE([Sheet1.C18:.C23]);3)" office:value-type="float" office:value="29" calcext:value-type="float">
            <text:p>29</text:p>
          </table:table-cell>
          <table:table-cell table:style-name="ce8" table:formula="of:=ROUND(AVERAGE([Sheet1.D18:.D23]);3)" office:value-type="float" office:value="24.5" calcext:value-type="float">
            <text:p>24.5</text:p>
          </table:table-cell>
          <table:table-cell table:style-name="ce4" table:formula="of:=ROUND(AVERAGE([Sheet1.E18:.E23]);3)" office:value-type="float" office:value="19" calcext:value-type="float">
            <text:p>19</text:p>
          </table:table-cell>
          <table:table-cell table:style-name="ce7" table:formula="of:=ROUND(AVERAGE([Sheet1.F18:.F23]);3)" office:value-type="float" office:value="27" calcext:value-type="float">
            <text:p>27</text:p>
          </table:table-cell>
          <table:table-cell table:style-name="ce8" table:formula="of:=ROUND(AVERAGE([Sheet1.G18:.G23]);3)" office:value-type="float" office:value="22.167" calcext:value-type="float">
            <text:p>22.167</text:p>
          </table:table-cell>
          <table:table-cell table:style-name="ce4" table:formula="of:=ROUND(AVERAGE([Sheet1.H18:.H23]);3)" office:value-type="float" office:value="15.5" calcext:value-type="float">
            <text:p>15.5</text:p>
          </table:table-cell>
          <table:table-cell table:style-name="ce7" table:formula="of:=ROUND(AVERAGE([Sheet1.I18:.I23]);3)" office:value-type="float" office:value="23" calcext:value-type="float">
            <text:p>23</text:p>
          </table:table-cell>
          <table:table-cell table:style-name="ce8" table:formula="of:=ROUND(AVERAGE([Sheet1.J18:.J23]);3)" office:value-type="float" office:value="17.333" calcext:value-type="float">
            <text:p>17.333</text:p>
          </table:table-cell>
          <table:table-cell table:style-name="ce4" table:formula="of:=ROUND(AVERAGE([Sheet1.K18:.K23]);3)" office:value-type="float" office:value="15" calcext:value-type="float">
            <text:p>15</text:p>
          </table:table-cell>
          <table:table-cell table:style-name="ce7" table:formula="of:=ROUND(AVERAGE([Sheet1.L18:.L23]);3)" office:value-type="float" office:value="18.5" calcext:value-type="float">
            <text:p>18.5</text:p>
          </table:table-cell>
          <table:table-cell table:style-name="ce8" table:formula="of:=ROUND(AVERAGE([Sheet1.M18:.M23]);3)" office:value-type="float" office:value="15.833" calcext:value-type="float">
            <text:p>15.833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green</text:p>
          </table:table-cell>
          <table:table-cell table:style-name="ce4" table:formula="of:=ROUND(AVERAGE([Sheet1.B29:.B34]);3)" office:value-type="float" office:value="24" calcext:value-type="float">
            <text:p>24</text:p>
          </table:table-cell>
          <table:table-cell table:style-name="ce7" table:formula="of:=ROUND(AVERAGE([Sheet1.C29:.C34]);3)" office:value-type="float" office:value="20.5" calcext:value-type="float">
            <text:p>20.5</text:p>
          </table:table-cell>
          <table:table-cell table:style-name="ce8" table:formula="of:=ROUND(AVERAGE([Sheet1.D29:.D34]);3)" office:value-type="float" office:value="26.5" calcext:value-type="float">
            <text:p>26.5</text:p>
          </table:table-cell>
          <table:table-cell table:style-name="ce4" table:formula="of:=ROUND(AVERAGE([Sheet1.E29:.E34]);3)" office:value-type="float" office:value="20.5" calcext:value-type="float">
            <text:p>20.5</text:p>
          </table:table-cell>
          <table:table-cell table:style-name="ce7" table:formula="of:=ROUND(AVERAGE([Sheet1.F29:.F34]);3)" office:value-type="float" office:value="19" calcext:value-type="float">
            <text:p>19</text:p>
          </table:table-cell>
          <table:table-cell table:style-name="ce8" table:formula="of:=ROUND(AVERAGE([Sheet1.G29:.G34]);3)" office:value-type="float" office:value="23.667" calcext:value-type="float">
            <text:p>23.667</text:p>
          </table:table-cell>
          <table:table-cell table:style-name="ce4" table:formula="of:=ROUND(AVERAGE([Sheet1.H29:.H34]);3)" office:value-type="float" office:value="15" calcext:value-type="float">
            <text:p>15</text:p>
          </table:table-cell>
          <table:table-cell table:style-name="ce7" table:formula="of:=ROUND(AVERAGE([Sheet1.I29:.I34]);3)" office:value-type="float" office:value="13.5" calcext:value-type="float">
            <text:p>13.5</text:p>
          </table:table-cell>
          <table:table-cell table:style-name="ce8" table:formula="of:=ROUND(AVERAGE([Sheet1.J29:.J34]);3)" office:value-type="float" office:value="19.333" calcext:value-type="float">
            <text:p>19.333</text:p>
          </table:table-cell>
          <table:table-cell table:style-name="ce4" table:formula="of:=ROUND(AVERAGE([Sheet1.K29:.K34]);3)" office:value-type="float" office:value="13.5" calcext:value-type="float">
            <text:p>13.5</text:p>
          </table:table-cell>
          <table:table-cell table:style-name="ce7" table:formula="of:=ROUND(AVERAGE([Sheet1.L29:.L34]);3)" office:value-type="float" office:value="14" calcext:value-type="float">
            <text:p>14</text:p>
          </table:table-cell>
          <table:table-cell table:style-name="ce8" table:formula="of:=ROUND(AVERAGE([Sheet1.M29:.M34]);3)" office:value-type="float" office:value="16.667" calcext:value-type="float">
            <text:p>16.667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Camera values for different distances under very good lighting and a right angle (average over all 60 pixel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d</text:p>
          </table:table-cell>
          <table:table-cell table:style-name="ce4" table:formula="of:=ROUND(AVERAGE([Sheet2.B7:.B12]);3)" office:value-type="float" office:value="39.5" calcext:value-type="float">
            <text:p>39.5</text:p>
          </table:table-cell>
          <table:table-cell table:style-name="ce7" table:formula="of:=ROUND(AVERAGE([Sheet2.C7:.C12]);3)" office:value-type="float" office:value="14" calcext:value-type="float">
            <text:p>14</text:p>
          </table:table-cell>
          <table:table-cell table:style-name="ce8" table:formula="of:=ROUND(AVERAGE([Sheet2.D7:.D12]);3)" office:value-type="float" office:value="17.333" calcext:value-type="float">
            <text:p>17.333</text:p>
          </table:table-cell>
          <table:table-cell table:style-name="ce4" table:formula="of:=ROUND(AVERAGE([Sheet2.E7:.E12]);3)" office:value-type="float" office:value="35.5" calcext:value-type="float">
            <text:p>35.5</text:p>
          </table:table-cell>
          <table:table-cell table:style-name="ce7" table:formula="of:=ROUND(AVERAGE([Sheet2.F7:.F12]);3)" office:value-type="float" office:value="12" calcext:value-type="float">
            <text:p>12</text:p>
          </table:table-cell>
          <table:table-cell table:style-name="ce8" table:formula="of:=ROUND(AVERAGE([Sheet2.G7:.G12]);3)" office:value-type="float" office:value="14" calcext:value-type="float">
            <text:p>14</text:p>
          </table:table-cell>
          <table:table-cell table:style-name="ce4" table:formula="of:=ROUND(AVERAGE([Sheet2.H7:.H12]);3)" office:value-type="float" office:value="25.5" calcext:value-type="float">
            <text:p>25.5</text:p>
          </table:table-cell>
          <table:table-cell table:style-name="ce7" table:formula="of:=ROUND(AVERAGE([Sheet2.I7:.I12]);3)" office:value-type="float" office:value="12" calcext:value-type="float">
            <text:p>12</text:p>
          </table:table-cell>
          <table:table-cell table:style-name="ce8" table:formula="of:=ROUND(AVERAGE([Sheet2.J7:.J12]);3)" office:value-type="float" office:value="13.333" calcext:value-type="float">
            <text:p>13.333</text:p>
          </table:table-cell>
          <table:table-cell table:style-name="ce4" table:formula="of:=ROUND(AVERAGE([Sheet2.K7:.K12]);3)" office:value-type="float" office:value="25" calcext:value-type="float">
            <text:p>25</text:p>
          </table:table-cell>
          <table:table-cell table:style-name="ce7" table:formula="of:=ROUND(AVERAGE([Sheet2.L7:.L12]);3)" office:value-type="float" office:value="12" calcext:value-type="float">
            <text:p>12</text:p>
          </table:table-cell>
          <table:table-cell table:style-name="ce8" table:formula="of:=ROUND(AVERAGE([Sheet2.M7:.M12]);3)" office:value-type="float" office:value="13.333" calcext:value-type="float">
            <text:p>13.333</text:p>
          </table:table-cell>
          <table:table-cell table:number-columns-repeated="1011"/>
        </table:table-row>
        <table:table-row table:style-name="ro1">
          <table:table-cell table:style-name="ce12" office:value-type="string" calcext:value-type="string">
            <text:p>blue</text:p>
          </table:table-cell>
          <table:table-cell table:style-name="ce4" table:formula="of:=ROUND(AVERAGE([Sheet2.B18:.B23]);3)" office:value-type="float" office:value="22" calcext:value-type="float">
            <text:p>22</text:p>
          </table:table-cell>
          <table:table-cell table:style-name="ce7" table:formula="of:=ROUND(AVERAGE([Sheet2.C18:.C23]);3)" office:value-type="float" office:value="32.5" calcext:value-type="float">
            <text:p>32.5</text:p>
          </table:table-cell>
          <table:table-cell table:style-name="ce8" table:formula="of:=ROUND(AVERAGE([Sheet2.D18:.D23]);3)" office:value-type="float" office:value="25" calcext:value-type="float">
            <text:p>25</text:p>
          </table:table-cell>
          <table:table-cell table:style-name="ce4" table:formula="of:=ROUND(AVERAGE([Sheet2.E18:.E23]);3)" office:value-type="float" office:value="14.5" calcext:value-type="float">
            <text:p>14.5</text:p>
          </table:table-cell>
          <table:table-cell table:style-name="ce7" table:formula="of:=ROUND(AVERAGE([Sheet2.F18:.F23]);3)" office:value-type="float" office:value="27.5" calcext:value-type="float">
            <text:p>27.5</text:p>
          </table:table-cell>
          <table:table-cell table:style-name="ce8" table:formula="of:=ROUND(AVERAGE([Sheet2.G18:.G23]);3)" office:value-type="float" office:value="20.333" calcext:value-type="float">
            <text:p>20.333</text:p>
          </table:table-cell>
          <table:table-cell table:style-name="ce4" table:formula="of:=ROUND(AVERAGE([Sheet2.H18:.H23]);3)" office:value-type="float" office:value="13" calcext:value-type="float">
            <text:p>13</text:p>
          </table:table-cell>
          <table:table-cell table:style-name="ce7" table:formula="of:=ROUND(AVERAGE([Sheet2.I18:.I23]);3)" office:value-type="float" office:value="19" calcext:value-type="float">
            <text:p>19</text:p>
          </table:table-cell>
          <table:table-cell table:style-name="ce8" table:formula="of:=ROUND(AVERAGE([Sheet2.J18:.J23]);3)" office:value-type="float" office:value="16" calcext:value-type="float">
            <text:p>16</text:p>
          </table:table-cell>
          <table:table-cell table:style-name="ce4" table:formula="of:=ROUND(AVERAGE([Sheet2.K18:.K23]);3)" office:value-type="float" office:value="13.5" calcext:value-type="float">
            <text:p>13.5</text:p>
          </table:table-cell>
          <table:table-cell table:style-name="ce7" table:formula="of:=ROUND(AVERAGE([Sheet2.L18:.L23]);3)" office:value-type="float" office:value="18" calcext:value-type="float">
            <text:p>18</text:p>
          </table:table-cell>
          <table:table-cell table:style-name="ce8" table:formula="of:=ROUND(AVERAGE([Sheet2.M18:.M23]);3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13" office:value-type="string" calcext:value-type="string">
            <text:p>green</text:p>
          </table:table-cell>
          <table:table-cell table:style-name="ce4" table:formula="of:=ROUND(AVERAGE([Sheet2.B29:.B34]);3)" office:value-type="float" office:value="20.5" calcext:value-type="float">
            <text:p>20.5</text:p>
          </table:table-cell>
          <table:table-cell table:style-name="ce7" table:formula="of:=ROUND(AVERAGE([Sheet2.C29:.C34]);3)" office:value-type="float" office:value="15" calcext:value-type="float">
            <text:p>15</text:p>
          </table:table-cell>
          <table:table-cell table:style-name="ce8" table:formula="of:=ROUND(AVERAGE([Sheet2.D29:.D34]);3)" office:value-type="float" office:value="26.333" calcext:value-type="float">
            <text:p>26.333</text:p>
          </table:table-cell>
          <table:table-cell table:style-name="ce4" table:formula="of:=ROUND(AVERAGE([Sheet2.E29:.E34]);3)" office:value-type="float" office:value="16" calcext:value-type="float">
            <text:p>16</text:p>
          </table:table-cell>
          <table:table-cell table:style-name="ce7" table:formula="of:=ROUND(AVERAGE([Sheet2.F29:.F34]);3)" office:value-type="float" office:value="13" calcext:value-type="float">
            <text:p>13</text:p>
          </table:table-cell>
          <table:table-cell table:style-name="ce8" table:formula="of:=ROUND(AVERAGE([Sheet2.G29:.G34]);3)" office:value-type="float" office:value="22.5" calcext:value-type="float">
            <text:p>22.5</text:p>
          </table:table-cell>
          <table:table-cell table:style-name="ce4" table:formula="of:=ROUND(AVERAGE([Sheet2.H29:.H34]);3)" office:value-type="float" office:value="14.5" calcext:value-type="float">
            <text:p>14.5</text:p>
          </table:table-cell>
          <table:table-cell table:style-name="ce7" table:formula="of:=ROUND(AVERAGE([Sheet2.I29:.I34]);3)" office:value-type="float" office:value="13" calcext:value-type="float">
            <text:p>13</text:p>
          </table:table-cell>
          <table:table-cell table:style-name="ce8" table:formula="of:=ROUND(AVERAGE([Sheet2.J29:.J34]);3)" office:value-type="float" office:value="17.667" calcext:value-type="float">
            <text:p>17.667</text:p>
          </table:table-cell>
          <table:table-cell table:style-name="ce4" table:formula="of:=ROUND(AVERAGE([Sheet2.K29:.K34]);3)" office:value-type="float" office:value="14" calcext:value-type="float">
            <text:p>14</text:p>
          </table:table-cell>
          <table:table-cell table:style-name="ce7" table:formula="of:=ROUND(AVERAGE([Sheet2.L29:.L34]);3)" office:value-type="float" office:value="12" calcext:value-type="float">
            <text:p>12</text:p>
          </table:table-cell>
          <table:table-cell table:style-name="ce8" table:formula="of:=ROUND(AVERAGE([Sheet2.M29:.M34]);3)" office:value-type="float" office:value="17" calcext:value-type="float">
            <text:p>17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Camera values for different distances under very good lighting and a right angle with a different e-puck (average over all 60 pixel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3" office:value-type="string" calcext:value-type="string" table:number-columns-spanned="3" table:number-rows-spanned="1">
            <text:p>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0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15 cm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20 cm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d</text:p>
          </table:table-cell>
          <table:table-cell table:style-name="ce4" table:formula="of:=ROUND(AVERAGE([Sheet3.B22:.B27]);3)" office:value-type="float" office:value="32.5" calcext:value-type="float">
            <text:p>32.5</text:p>
          </table:table-cell>
          <table:table-cell table:style-name="ce7" table:formula="of:=ROUND(AVERAGE([Sheet3.C22:.C27]);3)" office:value-type="float" office:value="20" calcext:value-type="float">
            <text:p>20</text:p>
          </table:table-cell>
          <table:table-cell table:style-name="ce8" table:formula="of:=ROUND(AVERAGE([Sheet3.D22:.D27]);3)" office:value-type="float" office:value="23.333" calcext:value-type="float">
            <text:p>23.333</text:p>
          </table:table-cell>
          <table:table-cell table:style-name="ce4" table:formula="of:=ROUND(AVERAGE([Sheet3.E22:.E27]);3)" office:value-type="float" office:value="30" calcext:value-type="float">
            <text:p>30</text:p>
          </table:table-cell>
          <table:table-cell table:style-name="ce7" table:formula="of:=ROUND(AVERAGE([Sheet3.F22:.F27]);3)" office:value-type="float" office:value="13" calcext:value-type="float">
            <text:p>13</text:p>
          </table:table-cell>
          <table:table-cell table:style-name="ce8" table:formula="of:=ROUND(AVERAGE([Sheet3.G22:.G27]);3)" office:value-type="float" office:value="14.667" calcext:value-type="float">
            <text:p>14.667</text:p>
          </table:table-cell>
          <table:table-cell table:style-name="ce4" table:formula="of:=ROUND(AVERAGE([Sheet3.H22:.H27]);3)" office:value-type="float" office:value="22.5" calcext:value-type="float">
            <text:p>22.5</text:p>
          </table:table-cell>
          <table:table-cell table:style-name="ce7" table:formula="of:=ROUND(AVERAGE([Sheet3.I22:.I27]);3)" office:value-type="float" office:value="12.5" calcext:value-type="float">
            <text:p>12.5</text:p>
          </table:table-cell>
          <table:table-cell table:style-name="ce8" table:formula="of:=ROUND(AVERAGE([Sheet3.J22:.J27]);3)" office:value-type="float" office:value="13.667" calcext:value-type="float">
            <text:p>13.667</text:p>
          </table:table-cell>
          <table:table-cell table:style-name="ce4" table:formula="of:=ROUND(AVERAGE([Sheet3.K22:.K27]);3)" office:value-type="float" office:value="19" calcext:value-type="float">
            <text:p>19</text:p>
          </table:table-cell>
          <table:table-cell table:style-name="ce7" table:formula="of:=ROUND(AVERAGE([Sheet3.L22:.L27]);3)" office:value-type="float" office:value="13" calcext:value-type="float">
            <text:p>13</text:p>
          </table:table-cell>
          <table:table-cell table:style-name="ce8" table:formula="of:=ROUND(AVERAGE([Sheet3.M22:.M27]);3)"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14"/>
          <table:table-cell office:value-type="string" calcext:value-type="string">
            <text:p>dim light, 90°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4"/>
          <table:table-cell office:value-type="string" calcext:value-type="string">
            <text:p>very good light, 90°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Camera values for different angles under very good <text:s/>light and a fixed distance over 10cm (average over all 60 pixels)</text:p>
          </table:table-cell>
          <table:table-cell table:number-columns-repeated="14"/>
          <table:table-cell office:value-type="string" calcext:value-type="string">
            <text:p>different e-puc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gle</text:p>
          </table:table-cell>
          <table:table-cell table:style-name="ce3" office:value-type="string" calcext:value-type="string" table:number-columns-spanned="3" table:number-rows-spanned="1">
            <text:p>80°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60°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45°</text:p>
          </table:table-cell>
          <table:covered-table-cell table:number-columns-repeated="2"/>
          <table:table-cell table:style-name="ce3" office:value-type="string" calcext:value-type="string" table:number-columns-spanned="3" table:number-rows-spanned="1">
            <text:p>30°</text:p>
          </table:table-cell>
          <table:covered-table-cell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camera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style-name="ce1" office:value-type="string" calcext:value-type="string">
            <text:p>cam.red</text:p>
          </table:table-cell>
          <table:table-cell table:style-name="ce1" office:value-type="string" calcext:value-type="string">
            <text:p>cam.blue</text:p>
          </table:table-cell>
          <table:table-cell table:style-name="ce1" office:value-type="string" calcext:value-type="string">
            <text:p>cam.gre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1023"/>
        </table:table-row>
        <table:table-row table:style-name="ro1">
          <table:table-cell table:style-name="ce11" office:value-type="string" calcext:value-type="string">
            <text:p>red</text:p>
          </table:table-cell>
          <table:table-cell table:style-name="ce14" table:formula="of:=ROUND(AVERAGE([Sheet3.B7:.B12]);3)" office:value-type="float" office:value="35" calcext:value-type="float">
            <text:p>35</text:p>
          </table:table-cell>
          <table:table-cell table:style-name="ce15" table:formula="of:=ROUND(AVERAGE([Sheet3.C7:.C12]);3)" office:value-type="float" office:value="11.5" calcext:value-type="float">
            <text:p>11.5</text:p>
          </table:table-cell>
          <table:table-cell table:style-name="ce16" table:formula="of:=ROUND(AVERAGE([Sheet3.D7:.D12]);3)" office:value-type="float" office:value="15.167" calcext:value-type="float">
            <text:p>15.167</text:p>
          </table:table-cell>
          <table:table-cell table:style-name="ce14" table:formula="of:=ROUND(AVERAGE([Sheet3.E7:.E12]);3)" office:value-type="float" office:value="29" calcext:value-type="float">
            <text:p>29</text:p>
          </table:table-cell>
          <table:table-cell table:style-name="ce15" table:formula="of:=ROUND(AVERAGE([Sheet3.F7:.F12]);3)" office:value-type="float" office:value="12" calcext:value-type="float">
            <text:p>12</text:p>
          </table:table-cell>
          <table:table-cell table:style-name="ce16" table:formula="of:=ROUND(AVERAGE([Sheet3.G7:.G12]);3)" office:value-type="float" office:value="13.667" calcext:value-type="float">
            <text:p>13.667</text:p>
          </table:table-cell>
          <table:table-cell table:style-name="ce14" table:formula="of:=ROUND(AVERAGE([Sheet3.H7:.H12]);3)" office:value-type="float" office:value="27" calcext:value-type="float">
            <text:p>27</text:p>
          </table:table-cell>
          <table:table-cell table:style-name="ce15" table:formula="of:=ROUND(AVERAGE([Sheet3.I7:.I12]);3)" office:value-type="float" office:value="13" calcext:value-type="float">
            <text:p>13</text:p>
          </table:table-cell>
          <table:table-cell table:style-name="ce16" table:formula="of:=ROUND(AVERAGE([Sheet3.J7:.J12]);3)" office:value-type="float" office:value="13.667" calcext:value-type="float">
            <text:p>13.667</text:p>
          </table:table-cell>
          <table:table-cell table:style-name="ce14" table:formula="of:=ROUND(AVERAGE([Sheet3.K7:.K12]);3)" office:value-type="float" office:value="19.5" calcext:value-type="float">
            <text:p>19.5</text:p>
          </table:table-cell>
          <table:table-cell table:style-name="ce15" table:formula="of:=ROUND(AVERAGE([Sheet3.L7:.L12]);3)" office:value-type="float" office:value="12" calcext:value-type="float">
            <text:p>12</text:p>
          </table:table-cell>
          <table:table-cell table:style-name="ce16" table:formula="of:=ROUND(AVERAGE([Sheet3.M7:.M12]);3)" office:value-type="float" office:value="15.333" calcext:value-type="float">
            <text:p>15.333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Robotics 2015, Series 5</text:p>
        </style:region-left>
        <style:region-right>
          <text:p>Guertler Fabienne &amp; Guertler Claire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22:41:12.598074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4:26:27.832595961</meta:creation-date>
    <dc:date>2015-03-23T23:23:19.335428911</dc:date>
    <meta:editing-duration>PT1H59M25S</meta:editing-duration>
    <meta:editing-cycles>11</meta:editing-cycles>
    <meta:generator>LibreOffice/4.2.7.2$Linux_X86_64 LibreOffice_project/420m0$Build-2</meta:generator>
    <meta:document-statistic meta:table-count="4" meta:cell-count="10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396cm" svg:height="7.104cm" xlink:href=".." xlink:type="simple" chart:class="chart:bar" chart:style-name="ch1">
        <chart:subtitle svg:x="1.775cm" svg:y="0.142cm" chart:style-name="ch2">
          <text:p>Camera values for different distances under very good lighting and a right angle)</text:p>
        </chart:subtitle>
        <chart:legend chart:legend-position="end" svg:x="15.794cm" svg:y="2.755cm" style:legend-expansion="high" chart:style-name="ch3"/>
        <chart:plot-area chart:style-name="ch4" table:cell-range-address="Sheet4.B13:Sheet4.M14 Sheet4.A16:Sheet4.M18" chart:data-source-has-labels="both" svg:x="0.347cm" svg:y="0.993cm" svg:width="15.1cm" svg:height="5.969cm">
          <chartooo:coordinate-region svg:x="0.968cm" svg:y="1.192cm" svg:width="14.479cm" svg:height="2.951cm"/>
          <chart:axis chart:dimension="x" chart:name="primary-x" chart:style-name="ch5" chartooo:axis-type="auto">
            <chartooo:date-scale/>
            <chart:categories table:cell-range-address="Sheet4.B13:Sheet4.M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4.B16:Sheet4.M16" chart:label-cell-address="Sheet4.A16:Sheet4.A16" chart:class="chart:bar">
            <chart:data-point chart:repeated="12"/>
          </chart:series>
          <chart:series chart:style-name="ch9" chart:values-cell-range-address="Sheet4.B17:Sheet4.M17" chart:label-cell-address="Sheet4.A17:Sheet4.A17" chart:class="chart:bar">
            <chart:data-point chart:repeated="12"/>
          </chart:series>
          <chart:series chart:style-name="ch10" chart:values-cell-range-address="Sheet4.B18:Sheet4.M18" chart:label-cell-address="Sheet4.A18:Sheet4.A18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 cm cam.red</text:p>
                <text:list>
                  <text:list-item>
                    <text:p>5 cm</text:p>
                  </text:list-item>
                  <text:list-item>
                    <text:p>cam.red</text:p>
                  </text:list-item>
                </text:list>
                <draw:g>
                  <svg:desc>Sheet4.B13:Sheet4.M14</svg:desc>
                </draw:g>
              </table:table-cell>
              <table:table-cell office:value-type="string">
                <text:p>5 cm cam.blue</text:p>
                <text:list>
                  <text:list-item>
                    <text:p/>
                  </text:list-item>
                  <text:list-item>
                    <text:p>cam.blue</text:p>
                  </text:list-item>
                </text:list>
              </table:table-cell>
              <table:table-cell office:value-type="string">
                <text:p>5 cm cam.green</text:p>
                <text:list>
                  <text:list-item>
                    <text:p/>
                  </text:list-item>
                  <text:list-item>
                    <text:p>cam.green</text:p>
                  </text:list-item>
                </text:list>
              </table:table-cell>
              <table:table-cell office:value-type="string">
                <text:p>10 cm cam.red</text:p>
                <text:list>
                  <text:list-item>
                    <text:p>10 cm</text:p>
                  </text:list-item>
                  <text:list-item>
                    <text:p>cam.red</text:p>
                  </text:list-item>
                </text:list>
              </table:table-cell>
              <table:table-cell office:value-type="string">
                <text:p>10 cm cam.blue</text:p>
                <text:list>
                  <text:list-item>
                    <text:p/>
                  </text:list-item>
                  <text:list-item>
                    <text:p>cam.blue</text:p>
                  </text:list-item>
                </text:list>
              </table:table-cell>
              <table:table-cell office:value-type="string">
                <text:p>10 cm cam.green</text:p>
                <text:list>
                  <text:list-item>
                    <text:p/>
                  </text:list-item>
                  <text:list-item>
                    <text:p>cam.green</text:p>
                  </text:list-item>
                </text:list>
              </table:table-cell>
              <table:table-cell office:value-type="string">
                <text:p>15 cm cam.red</text:p>
                <text:list>
                  <text:list-item>
                    <text:p>15 cm</text:p>
                  </text:list-item>
                  <text:list-item>
                    <text:p>cam.red</text:p>
                  </text:list-item>
                </text:list>
              </table:table-cell>
              <table:table-cell office:value-type="string">
                <text:p>15 cm cam.blue</text:p>
                <text:list>
                  <text:list-item>
                    <text:p/>
                  </text:list-item>
                  <text:list-item>
                    <text:p>cam.blue</text:p>
                  </text:list-item>
                </text:list>
              </table:table-cell>
              <table:table-cell office:value-type="string">
                <text:p>15 cm cam.green</text:p>
                <text:list>
                  <text:list-item>
                    <text:p/>
                  </text:list-item>
                  <text:list-item>
                    <text:p>cam.green</text:p>
                  </text:list-item>
                </text:list>
              </table:table-cell>
              <table:table-cell office:value-type="string">
                <text:p>20 cm cam.red</text:p>
                <text:list>
                  <text:list-item>
                    <text:p>20 cm</text:p>
                  </text:list-item>
                  <text:list-item>
                    <text:p>cam.red</text:p>
                  </text:list-item>
                </text:list>
              </table:table-cell>
              <table:table-cell office:value-type="string">
                <text:p>20 cm cam.blue</text:p>
                <text:list>
                  <text:list-item>
                    <text:p/>
                  </text:list-item>
                  <text:list-item>
                    <text:p>cam.blue</text:p>
                  </text:list-item>
                </text:list>
              </table:table-cell>
              <table:table-cell office:value-type="string">
                <text:p>20 cm cam.green</text:p>
                <text:list>
                  <text:list-item>
                    <text:p/>
                  </text:list-item>
                  <text:list-item>
                    <text:p>cam.green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red</text:p>
                <draw:g>
                  <svg:desc>Sheet4.A16:Sheet4.A16</svg:desc>
                </draw:g>
              </table:table-cell>
              <table:table-cell office:value-type="float" office:value="39.5">
                <text:p>39.5</text:p>
                <draw:g>
                  <svg:desc>Sheet4.B16:Sheet4.M16</svg:desc>
                </draw:g>
              </table:table-cell>
              <table:table-cell office:value-type="float" office:value="14">
                <text:p>14</text:p>
              </table:table-cell>
              <table:table-cell office:value-type="float" office:value="17.333">
                <text:p>17.333</text:p>
              </table:table-cell>
              <table:table-cell office:value-type="float" office:value="35.5">
                <text:p>35.5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25.5">
                <text:p>25.5</text:p>
              </table:table-cell>
              <table:table-cell office:value-type="float" office:value="12">
                <text:p>12</text:p>
              </table:table-cell>
              <table:table-cell office:value-type="float" office:value="13.333">
                <text:p>13.333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13.333">
                <text:p>13.333</text:p>
              </table:table-cell>
            </table:table-row>
            <table:table-row>
              <table:table-cell office:value-type="string">
                <text:p>blue</text:p>
                <draw:g>
                  <svg:desc>Sheet4.A17:Sheet4.A17</svg:desc>
                </draw:g>
              </table:table-cell>
              <table:table-cell office:value-type="float" office:value="22">
                <text:p>22</text:p>
                <draw:g>
                  <svg:desc>Sheet4.B17:Sheet4.M17</svg:desc>
                </draw:g>
              </table:table-cell>
              <table:table-cell office:value-type="float" office:value="32.5">
                <text:p>32.5</text:p>
              </table:table-cell>
              <table:table-cell office:value-type="float" office:value="25">
                <text:p>25</text:p>
              </table:table-cell>
              <table:table-cell office:value-type="float" office:value="14.5">
                <text:p>14.5</text:p>
              </table:table-cell>
              <table:table-cell office:value-type="float" office:value="27.5">
                <text:p>27.5</text:p>
              </table:table-cell>
              <table:table-cell office:value-type="float" office:value="20.333">
                <text:p>20.333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3.5">
                <text:p>13.5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reen</text:p>
                <draw:g>
                  <svg:desc>Sheet4.A18:Sheet4.A18</svg:desc>
                </draw:g>
              </table:table-cell>
              <table:table-cell office:value-type="float" office:value="20.5">
                <text:p>20.5</text:p>
                <draw:g>
                  <svg:desc>Sheet4.B18:Sheet4.M18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6.333">
                <text:p>26.333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22.5">
                <text:p>22.5</text:p>
              </table:table-cell>
              <table:table-cell office:value-type="float" office:value="14.5">
                <text:p>14.5</text:p>
              </table:table-cell>
              <table:table-cell office:value-type="float" office:value="13">
                <text:p>13</text:p>
              </table:table-cell>
              <table:table-cell office:value-type="float" office:value="17.667">
                <text:p>17.667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66666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999999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ccccc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eeeee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325cm" svg:height="6.836cm" xlink:href=".." xlink:type="simple" chart:class="chart:bar" chart:style-name="ch1">
        <chart:title svg:x="7.441cm" svg:y="0.172cm" chart:style-name="ch2">
          <text:p>Seeing Red</text:p>
        </chart:title>
        <chart:subtitle svg:x="2.837cm" svg:y="0.913cm" chart:style-name="ch3">
          <text:p>Camera values for different situations with a fixed distance of 10cm</text:p>
        </chart:subtitle>
        <chart:legend chart:legend-position="end" svg:x="13.607cm" svg:y="1.625cm" style:legend-expansion="high" chart:style-name="ch4"/>
        <chart:plot-area chart:style-name="ch5" table:cell-range-address="Sheet4.J34:Sheet4.J34 Sheet4.B30:Sheet4.D30 Sheet4.P26:Sheet4.P28 Sheet4.E7:Sheet4.G7 Sheet4.E16:Sheet4.G16 Sheet4.E25:Sheet4.G25 Sheet4.B29:Sheet4.B29 Sheet4.B32:Sheet4.M32 Sheet4.E29:Sheet4.E29 Sheet4.H29:Sheet4.H29 Sheet4.K29:Sheet4.K29" chart:data-source-has-labels="both" svg:x="0.471cm" svg:y="1.514cm" svg:width="12.335cm" svg:height="5.397cm">
          <chartooo:coordinate-region svg:x="1.092cm" svg:y="1.713cm" svg:width="11.714cm" svg:height="4.551cm"/>
          <chart:axis chart:dimension="x" chart:name="primary-x" chart:style-name="ch6" chartooo:axis-type="auto">
            <chartooo:date-scale/>
            <chart:categories table:cell-range-address="Sheet4.B30:Sheet4.D3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4.E7:Sheet4.G7" chart:label-cell-address="Sheet4.P26:Sheet4.P26" chart:class="chart:bar">
            <chart:data-point chart:repeated="3"/>
          </chart:series>
          <chart:series chart:style-name="ch10" chart:values-cell-range-address="Sheet4.E16:Sheet4.G16" chart:label-cell-address="Sheet4.P27:Sheet4.P27" chart:class="chart:bar">
            <chart:data-point chart:repeated="3"/>
          </chart:series>
          <chart:series chart:style-name="ch11" chart:values-cell-range-address="Sheet4.E25:Sheet4.G25" chart:label-cell-address="Sheet4.P28:Sheet4.P28" chart:class="chart:bar">
            <chart:data-point chart:repeated="3"/>
          </chart:series>
          <chart:series chart:style-name="ch12" chart:values-cell-range-address="Sheet4.B32:Sheet4.D32" chart:label-cell-address="Sheet4.B29:Sheet4.B29" chart:class="chart:bar">
            <chart:data-point chart:repeated="3"/>
          </chart:series>
          <chart:series chart:style-name="ch13" chart:values-cell-range-address="Sheet4.E32:Sheet4.G32" chart:label-cell-address="Sheet4.E29:Sheet4.E29" chart:class="chart:bar">
            <chart:data-point chart:repeated="3"/>
          </chart:series>
          <chart:series chart:style-name="ch14" chart:values-cell-range-address="Sheet4.H32:Sheet4.J32" chart:label-cell-address="Sheet4.H29:Sheet4.H29" chart:class="chart:bar">
            <chart:data-point chart:repeated="3"/>
          </chart:series>
          <chart:series chart:style-name="ch15" chart:values-cell-range-address="Sheet4.K32:Sheet4.M32" chart:label-cell-address="Sheet4.K29:Sheet4.K29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m.red</text:p>
                <draw:g>
                  <svg:desc>Sheet4.B30:Sheet4.D30</svg:desc>
                </draw:g>
              </table:table-cell>
              <table:table-cell office:value-type="string">
                <text:p>cam.blue</text:p>
              </table:table-cell>
              <table:table-cell office:value-type="string">
                <text:p>cam.green</text:p>
              </table:table-cell>
            </table:table-row>
          </table:table-header-rows>
          <table:table-rows>
            <table:table-row>
              <table:table-cell office:value-type="string">
                <text:p>dim light, 90°</text:p>
                <draw:g>
                  <svg:desc>Sheet4.P26:Sheet4.P26</svg:desc>
                </draw:g>
              </table:table-cell>
              <table:table-cell office:value-type="float" office:value="35.5">
                <text:p>35.5</text:p>
                <draw:g>
                  <svg:desc>Sheet4.E7:Sheet4.G7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very good light, 90°</text:p>
                <draw:g>
                  <svg:desc>Sheet4.P27:Sheet4.P27</svg:desc>
                </draw:g>
              </table:table-cell>
              <table:table-cell office:value-type="float" office:value="35.5">
                <text:p>35.5</text:p>
                <draw:g>
                  <svg:desc>Sheet4.E16:Sheet4.G16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different e-puck</text:p>
                <draw:g>
                  <svg:desc>Sheet4.P28:Sheet4.P28</svg:desc>
                </draw:g>
              </table:table-cell>
              <table:table-cell office:value-type="float" office:value="30">
                <text:p>30</text:p>
                <draw:g>
                  <svg:desc>Sheet4.E25:Sheet4.G25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4.667">
                <text:p>14.667</text:p>
              </table:table-cell>
            </table:table-row>
            <table:table-row>
              <table:table-cell office:value-type="string">
                <text:p>80°</text:p>
                <draw:g>
                  <svg:desc>Sheet4.B29:Sheet4.B29</svg:desc>
                </draw:g>
              </table:table-cell>
              <table:table-cell office:value-type="float" office:value="35">
                <text:p>35</text:p>
                <draw:g>
                  <svg:desc>Sheet4.B32:Sheet4.D32</svg:desc>
                </draw:g>
              </table:table-cell>
              <table:table-cell office:value-type="float" office:value="11.5">
                <text:p>11.5</text:p>
              </table:table-cell>
              <table:table-cell office:value-type="float" office:value="15.167">
                <text:p>15.167</text:p>
              </table:table-cell>
            </table:table-row>
            <table:table-row>
              <table:table-cell office:value-type="string">
                <text:p>60°</text:p>
                <draw:g>
                  <svg:desc>Sheet4.E29:Sheet4.E29</svg:desc>
                </draw:g>
              </table:table-cell>
              <table:table-cell office:value-type="float" office:value="29">
                <text:p>29</text:p>
                <draw:g>
                  <svg:desc>Sheet4.E32:Sheet4.G3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3.667">
                <text:p>13.667</text:p>
              </table:table-cell>
            </table:table-row>
            <table:table-row>
              <table:table-cell office:value-type="string">
                <text:p>45°</text:p>
                <draw:g>
                  <svg:desc>Sheet4.H29:Sheet4.H29</svg:desc>
                </draw:g>
              </table:table-cell>
              <table:table-cell office:value-type="float" office:value="27">
                <text:p>27</text:p>
                <draw:g>
                  <svg:desc>Sheet4.H32:Sheet4.J32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3.667">
                <text:p>13.667</text:p>
              </table:table-cell>
            </table:table-row>
            <table:table-row>
              <table:table-cell office:value-type="string">
                <text:p>30°</text:p>
                <draw:g>
                  <svg:desc>Sheet4.K29:Sheet4.K29</svg:desc>
                </draw:g>
              </table:table-cell>
              <table:table-cell office:value-type="float" office:value="19.5">
                <text:p>19.5</text:p>
                <draw:g>
                  <svg:desc>Sheet4.K32:Sheet4.M3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5.333">
                <text:p>15.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